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5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5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3.11.21, 03:02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informa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39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64 Kommentare 1024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164</text:p>
          </table:table-cell>
          <table:table-cell table:number-columns-repeated="6"/>
        </table:table-row>
        <table:table-row table:style-name="ro1">
          <table:table-cell table:formula="of:=SUM([.A45:.A100000])" office:value-type="float" office:value="164" calcext:value-type="float">
            <text:p>164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Fehlinformatio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prüft von unabhängigen Faktenprüfe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 anzeig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?fbid=3534739619925032&amp;set=basw.AbpksRfZ9oZD9KRpf4ZA6ZWUwOCEIMQpJo7sb650v6xhjF…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1/10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13.11.21, 03:02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to anse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urt Schmid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s sagen Sie dazu, Herr Kur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urz am 31.10 in Gra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 · 02.11.2020 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Originalgröße anzeigen · Weitere Op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a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il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024 Mal geteil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ka Grass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ta Matza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ka Grassl und funktioniert wie ein Bumerang, also aufpassen... wird zurückkehr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?fbid=3534739619925032&amp;set=basw.AbpksRfZ9oZD9KRpf4ZA6ZWUwOCEIMQpJo7sb650v6xhjF…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3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ka Grassl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ta Matzak ja wahre Wort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na Mü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Foto entstand am 27. September 2019. Das McDonald's -Restaurant befindet sich nicht in Graz,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dern in St. Lorenzen im Mürztal. Hier der ausführliche APA Faktencheck dazu. https:/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a.liveblog.pro/apa/blogs/5fa525a387cd225afcb15770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A-Faktencheck 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pa.liveblog.p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e-Luise Bran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 Kurzer, wovist der Maulkorb??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ür wie blöd haltet ihr uns?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Konecn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e-Luise Brandt Ist ein altes Foto und zwar schon vom Sommer. Die Leute teilen auch jed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nötigen Mist, auch wenn sie keine Ahnung ha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e-Luise Bran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Konecny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ésirée Pablé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nn es schon nicht mehr hören die ewig suderei. Kann man nicht einfach akzeptieren dass 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zt nunmal so ist?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th Radaell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ésirée Pablé Sie sind echt zu Bedauern!!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ésirée Pablé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th Radaelli was genau ist das Problem daran, meine eigene Meinung kund zu tun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ha Ja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th Radaelli im Gegenteil....der Mitleid fällt eher auf Ihn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?fbid=3534739619925032&amp;set=basw.AbpksRfZ9oZD9KRpf4ZA6ZWUwOCEIMQpJo7sb650v6xhjF…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3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th Radaell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ésirée Pablé Sie sitzen zu Hause und warten, dass alles wieder in Ordnung kommt. Wen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ie wirklich der Meinung sind, dass das hilft, dann machen Sie schön so weit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ésirée Pablé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th Radaelli liebe Frau Radaelli, nein ich sitze nicht zuhause und warte bis wieder alle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ieder in Ordnung ist, ich befinde mich in der Krankenpflegeschule und bei uns findet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terricht online statt. Auch mir geht Corona schon ziemlich am Nerv, aber wenn m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ändig nur herumsuder Posts sieht, reichts einem irgendwann. Finde das ewi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rumsudern einfach nur mehr lästi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ésirée Pablé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th Radaelli schön das Sie so super Bescheid wissen was ich so treib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ésirée Pablé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ch wir Krankenpflegeschüler leisten einen wesentlichen Beitrag in dieser Situatio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enn ich solche Kommentare lese stellt es mir die Haare auf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ha Jabe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ésirée Pablé Meinen Respek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vonne Leichtfri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 31.1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tte für Fake News recherchier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 war der Kanzler live am Abend in Wien bzgl der Maßnahme und das können viele Mens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zeu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 is immer so lächerlich mit alten Fotos hetze zu betrei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Hah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vonne Leichtfried Ah eh ,aber was bringt es denen? Finde ich dann überhaupt nicht tol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s Hetzerei damit gebildet werden. echt trauri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vonne Leichtfried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Hahn hetzerei ist nie gu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?fbid=3534739619925032&amp;set=basw.AbpksRfZ9oZD9KRpf4ZA6ZWUwOCEIMQpJo7sb650v6xhjF…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3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a Watsch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ses Foto ist schon älter! Das habe ich glaub ich im Sommer auch schon irgendwo im Netz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se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a Palaor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 war gu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m Sommer mit Winterjack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ette Klobu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nau, wollte ich auch gerade schreiben:-))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a Watsch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hab ja nicht gesagt, dass es im Sommer fotografiert wurde. Sondern das ich es i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mmer auf FB gesehen habe! Also ist das Bild nicht im Oktober entstand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ürgen Neuhol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 Watschinger, bitte nicht traurig sein, sinnerfassendes Lesen ist nicht die Sache dieser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er. (Un)zensuriert wirds wohl verzerren ... https://apa.liveblog.pro/apa/blog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fa525a387cd225afcb15770/index.html?liveblog._id=urn%3Anewsml%3Alocalh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%3A2020-11-12T09%3A41%3A01.404497%3A15b1ed06-7f18-4d9a-94bb-1658f11c2edc%3Enewest_fir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A-Faktencheck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a.liveblog.p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a Watsch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ürgen Neuhold vielen Dank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Schmidlei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r müssen Masken tragen aber der Kurz macht es nicht auf dem Foto, das finde ich zum kotz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njamin Baiu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&amp; alle anderen lassen sich weiter &amp; weiter &amp; weiter &amp; weiter verarschen fom ih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amp; so weit bis wir richtig in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h eg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fa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schalten nur ein biss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der ist das zu viel verlang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sie vor Mc Donald steh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ha Ja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fas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?fbid=3534739619925032&amp;set=basw.AbpksRfZ9oZD9KRpf4ZA6ZWUwOCEIMQpJo7sb650v6xhjF…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/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3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 ass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urt Schmi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in Geld mehr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rin Knierli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Masken, die drei auf haben, möchte ich gerne hab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fas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urt Schmi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ärst aber dann nicht mehr belieb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ächste Antworten anse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on Krenmay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t ein super Vorbild und der gibt Ausgang sperre her dieser Verrät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?fbid=3534739619925032&amp;set=basw.AbpksRfZ9oZD9KRpf4ZA6ZWUwOCEIMQpJo7sb650v6xhjF…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/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3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ka Grass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üdtiro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friede Bucifa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nnt der seine eigenen Gesetze nicht? Aber uns zu Hause einsperren und mit Maske und Abstan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ngsaliere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 Rst Duerreg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Leute sind selbst schuld wenn sie sich von sollchen Kasperle-figuren alles verbieten lass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on La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 sie auch ein Video von Strache posten das schon 5 Jahre alt ist, kann man auch hier an d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htheit des genannten Entstehungsdatum zweifeln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laus Div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 darf alles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rstin Friesa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so sorry, ich bin selbst kein Fan von manchen Personen am Bild... Aber in graz so an schön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i...... Hast des will i sehen, wo soll des bitte se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git O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nnert an den Jörg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ah Stein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 ist auch nur eine Person.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?fbid=3534739619925032&amp;set=basw.AbpksRfZ9oZD9KRpf4ZA6ZWUwOCEIMQpJo7sb650v6xhjF…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/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3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net Hu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 Kurze mit seine "Kusengs"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cher nur 2 Haushal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lina Schus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her weiß ich, dass das am 31.10. war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ben Sie eine Quelle für mich?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dolf Diensthu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....kannst die Echtheit und den Zeitpunkt dieses Fotos nachweisen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Thum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ppelgänger, war eh im TV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iska We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ine Maske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sy Spies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La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k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ald Frei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immt nic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icolino David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chard Hricak rechts kunntst du sei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Haschek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rtoš René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rtoš René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m.facebook.com/photo?fbid=3534739619925032&amp;set=basw.AbpksRfZ9oZD9KRpf4ZA6ZWUwOCEIMQpJo7sb650v6xhjF…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8/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3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Ungerbö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hne Maske und warscheinlich schon nach 20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Demir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Ungerböck nach 20.00.., ja und? Bei uns ist AS erst seit gestern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el Judmai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 linke sieht aus wie Pietro Lombardi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Ungerbö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3.giphy.com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3.giphy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thias Suchar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alle drei 6 Promille hab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on Krenmay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nn es stimmt dann haben wir zum ausgangsperre auch noch redeverbot mit sofortiger Wirkung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cole Doknar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b das wirklich frisch ist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fas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urt Schmi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 wird Stellung nehmen MÜSSEN und dann sieht man ob er dort war. Kommt sicher noch raus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ber wenn, dann Mahlze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?fbid=3534739619925032&amp;set=basw.AbpksRfZ9oZD9KRpf4ZA6ZWUwOCEIMQpJo7sb650v6xhjF…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9/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3:0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liane Krauß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 kein Maulkorb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onio Grab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weis Datum und Uhrzeit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rli Rei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is schon a altes F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t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ald Frei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ist nicht von Monta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itere Kommentare anzeigen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?fbid=3534739619925032&amp;set=basw.AbpksRfZ9oZD9KRpf4ZA6ZWUwOCEIMQpJo7sb650v6xhj… 10/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table:formula="of:=COUNTIF([.C$1:.C$1048576];&quot;X&quot;)" office:value-type="float" office:value="15" calcext:value-type="float">
            <text:p>15</text:p>
          </table:table-cell>
          <table:table-cell table:style-name="ce7" table:formula="of:=COUNTIF([.D$1:.D$1048576];&quot;X&quot;)" office:value-type="float" office:value="15" calcext:value-type="float">
            <text:p>15</text:p>
          </table:table-cell>
          <table:table-cell table:formula="of:=COUNTIF([.E$1:.E$1048576];&quot;X&quot;)" office:value-type="float" office:value="2" calcext:value-type="float">
            <text:p>2</text:p>
          </table:table-cell>
          <table:table-cell table:style-name="ce7" table:formula="of:=COUNTIF([.F$1:.F$1048576];&quot;X&quot;)" office:value-type="float" office:value="34" calcext:value-type="float">
            <text:p>34</text:p>
          </table:table-cell>
          <table:table-cell table:formula="of:=COUNTIF([.G$1:.G$1048576];&quot;X&quot;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990];[.D990];[.F990])"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758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.00.0000</text:date>, <text:time style:data-style-name="N2" text:time-value="03:25:30.542894618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7T03:38:45.925930853</dc:date>
    <meta:editing-duration>PT2M4S</meta:editing-duration>
    <meta:editing-cycles>1</meta:editing-cycles>
    <meta:document-statistic meta:table-count="1" meta:cell-count="632" meta:object-count="0"/>
  </office:meta>
</office:document-meta>
</file>